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style:tab-stops>
          <style:tab-stop style:position="1.251cm"/>
          <style:tab-stop style:position="9.366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style:tab-stops>
          <style:tab-stop style:position="1.251cm"/>
          <style:tab-stop style:position="9.366cm"/>
        </style:tab-stops>
      </style:paragraph-properties>
      <style:text-properties style:text-underline-style="solid" style:text-underline-width="auto" style:text-underline-color="font-color" style:text-underline-mode="continuous" style:text-overline-mode="continuous" style:text-line-through-mode="continuous"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language="en" fo:country="GB"/>
    </style:style>
    <style:style style:name="P8" style:family="paragraph" style:parent-style-name="Standard">
      <style:paragraph-properties>
        <style:tab-stops>
          <style:tab-stop style:position="1.251cm"/>
          <style:tab-stop style:position="9.366cm"/>
        </style:tab-stops>
      </style:paragraph-properties>
      <style:text-properties fo:language="en" fo:country="GB" style:font-weight-complex="bold"/>
    </style:style>
    <style:style style:name="P9" style:family="paragraph" style:parent-style-name="Standard">
      <style:paragraph-properties>
        <style:tab-stops>
          <style:tab-stop style:position="1.251cm"/>
          <style:tab-stop style:position="9.366cm"/>
        </style:tab-stops>
      </style:paragraph-properties>
    </style:style>
    <style:style style:name="P10" style:family="paragraph" style:parent-style-name="Standard">
      <style:paragraph-properties>
        <style:tab-stops>
          <style:tab-stop style:position="1.251cm"/>
          <style:tab-stop style:position="9.366cm"/>
        </style:tab-stops>
      </style:paragraph-properties>
      <style:text-properties style:font-weight-complex="bold"/>
    </style:style>
    <style:style style:name="P11" style:family="paragraph" style:parent-style-name="Standard">
      <style:paragraph-properties fo:margin-left="1.251cm" fo:margin-right="0cm" fo:text-indent="-1.251cm" style:auto-text-indent="false">
        <style:tab-stops>
          <style:tab-stop style:position="0cm"/>
          <style:tab-stop style:position="8.116cm"/>
        </style:tab-stops>
      </style:paragraph-properties>
      <style:text-properties style:font-weight-complex="bold"/>
    </style:style>
    <style:style style:name="P12" style:family="paragraph" style:parent-style-name="Standard" style:master-page-name="MP0">
      <style:paragraph-properties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list-style-name="L1"/>
    <style:style style:name="P15" style:family="paragraph" style:parent-style-name="Standard" style:list-style-name="L1">
      <style:text-properties fo:language="en" fo:country="GB"/>
    </style:style>
    <style:style style:name="P16" style:family="paragraph" style:parent-style-name="Standard" style:list-style-name="L13">
      <style:paragraph-properties>
        <style:tab-stops>
          <style:tab-stop style:position="-6.29cm"/>
          <style:tab-stop style:position="1.826cm"/>
        </style:tab-stops>
      </style:paragraph-properties>
      <style:text-properties fo:language="en" fo:country="GB" style:font-weight-complex="bold"/>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paragraph-properties>
        <style:tab-stops>
          <style:tab-stop style:position="-8.804cm"/>
          <style:tab-stop style:position="-0.688cm"/>
        </style:tab-stops>
      </style:paragraph-properties>
      <style:text-properties style:font-weight-complex="bold"/>
    </style:style>
    <style:style style:name="P21" style:family="paragraph" style:parent-style-name="Standard" style:list-style-name="L6">
      <style:paragraph-properties>
        <style:tab-stops>
          <style:tab-stop style:position="-8.804cm"/>
          <style:tab-stop style:position="-0.688cm"/>
        </style:tab-stops>
      </style:paragraph-properties>
      <style:text-properties style:font-weight-complex="bold"/>
    </style:style>
    <style:style style:name="P22" style:family="paragraph" style:parent-style-name="Standard" style:list-style-name="L7">
      <style:paragraph-properties>
        <style:tab-stops>
          <style:tab-stop style:position="-8.804cm"/>
          <style:tab-stop style:position="-0.688cm"/>
        </style:tab-stops>
      </style:paragraph-properties>
      <style:text-properties style:font-weight-complex="bold"/>
    </style:style>
    <style:style style:name="P23" style:family="paragraph" style:parent-style-name="Standard" style:list-style-name="L8">
      <style:paragraph-properties>
        <style:tab-stops>
          <style:tab-stop style:position="-8.804cm"/>
          <style:tab-stop style:position="-0.688cm"/>
        </style:tab-stops>
      </style:paragraph-properties>
      <style:text-properties style:font-weight-complex="bold"/>
    </style:style>
    <style:style style:name="P24" style:family="paragraph" style:parent-style-name="Standard" style:list-style-name="L9">
      <style:paragraph-properties>
        <style:tab-stops>
          <style:tab-stop style:position="-3.829cm"/>
          <style:tab-stop style:position="4.286cm"/>
        </style:tab-stops>
      </style:paragraph-properties>
      <style:text-properties style:font-weight-complex="bold"/>
    </style:style>
    <style:style style:name="P25" style:family="paragraph" style:parent-style-name="Standard" style:list-style-name="L10">
      <style:paragraph-properties>
        <style:tab-stops>
          <style:tab-stop style:position="-6.29cm"/>
          <style:tab-stop style:position="1.826cm"/>
        </style:tab-stops>
      </style:paragraph-properties>
      <style:text-properties style:font-weight-complex="bold"/>
    </style:style>
    <style:style style:name="P26" style:family="paragraph" style:parent-style-name="Standard" style:list-style-name="L12">
      <style:paragraph-properties>
        <style:tab-stops>
          <style:tab-stop style:position="-6.29cm"/>
          <style:tab-stop style:position="1.826cm"/>
        </style:tab-stops>
      </style:paragraph-properties>
      <style:text-properties style:font-weight-complex="bold"/>
    </style:style>
    <style:style style:name="P27" style:family="paragraph" style:parent-style-name="Standard" style:list-style-name="L13">
      <style:paragraph-properties>
        <style:tab-stops>
          <style:tab-stop style:position="-6.29cm"/>
          <style:tab-stop style:position="1.826cm"/>
        </style:tab-stops>
      </style:paragraph-properties>
      <style:text-properties style:font-weight-complex="bold"/>
    </style:style>
    <style:style style:name="P28" style:family="paragraph" style:parent-style-name="Standard" style:list-style-name="L15">
      <style:paragraph-properties>
        <style:tab-stops>
          <style:tab-stop style:position="-6.29cm"/>
          <style:tab-stop style:position="1.826cm"/>
        </style:tab-stops>
      </style:paragraph-properties>
      <style:text-properties style:font-weight-complex="bold"/>
    </style:style>
    <style:style style:name="P29" style:family="paragraph" style:parent-style-name="Standard" style:list-style-name="L16">
      <style:paragraph-properties>
        <style:tab-stops>
          <style:tab-stop style:position="-6.29cm"/>
          <style:tab-stop style:position="1.826cm"/>
        </style:tab-stops>
      </style:paragraph-properties>
      <style:text-properties style:font-weight-complex="bold"/>
    </style:style>
    <style:style style:name="P30" style:family="paragraph" style:parent-style-name="Standard" style:list-style-name="L17">
      <style:paragraph-properties>
        <style:tab-stops>
          <style:tab-stop style:position="-6.29cm"/>
          <style:tab-stop style:position="1.826cm"/>
        </style:tab-stops>
      </style:paragraph-properties>
      <style:text-properties style:font-weight-complex="bold"/>
    </style:style>
    <style:style style:name="P31" style:family="paragraph" style:parent-style-name="Standard" style:list-style-name="L11">
      <style:paragraph-properties>
        <style:tab-stops>
          <style:tab-stop style:position="-10.1cm"/>
          <style:tab-stop style:position="-1.984cm"/>
        </style:tab-stops>
      </style:paragraph-properties>
      <style:text-properties style:font-weight-complex="bold"/>
    </style:style>
    <style:style style:name="P32" style:family="paragraph" style:parent-style-name="Standard">
      <style:paragraph-properties>
        <style:tab-stops>
          <style:tab-stop style:position="-10.1cm"/>
          <style:tab-stop style:position="-1.984cm"/>
        </style:tab-stops>
      </style:paragraph-properties>
      <style:text-properties style:font-weight-complex="bold"/>
    </style:style>
    <style:style style:name="P33" style:family="paragraph" style:parent-style-name="Standard" style:list-style-name="L14">
      <style:paragraph-properties>
        <style:tab-stops>
          <style:tab-stop style:position="-2.559cm"/>
          <style:tab-stop style:position="5.556cm"/>
        </style:tab-stops>
      </style:paragraph-properties>
      <style:text-properties style:font-weight-complex="bold"/>
    </style:style>
    <style:style style:name="P34" style:family="paragraph" style:parent-style-name="Standard">
      <style:paragraph-properties>
        <style:tab-stops>
          <style:tab-stop style:position="1.251cm"/>
          <style:tab-stop style:position="9.366cm"/>
        </style:tab-stops>
      </style:paragraph-properties>
      <style:text-properties style:font-weight-complex="bold"/>
    </style:style>
    <style:style style:name="P35" style:family="paragraph" style:parent-style-name="Standard" style:list-style-name="L9">
      <style:paragraph-properties>
        <style:tab-stops>
          <style:tab-stop style:position="-3.829cm"/>
          <style:tab-stop style:position="4.286cm"/>
        </style:tab-stops>
      </style:paragraph-properties>
    </style:style>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text-properties fo:font-weight="bold" style:font-weight-asian="bold" style:font-weight-complex="bold"/>
    </style:style>
    <style:style style:name="P40" style:family="paragraph" style:parent-style-name="Standard">
      <style:paragraph-properties>
        <style:tab-stops>
          <style:tab-stop style:position="1.251cm"/>
          <style:tab-stop style:position="9.366cm"/>
        </style:tab-stops>
      </style:paragraph-properties>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style:text-underline-mode="continuous" style:text-overline-mode="continuous" style:text-line-through-mode="continuous"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67%"/>
    </style:style>
    <style:style style:name="T8" style:family="text">
      <style:text-properties fo:language="en" fo:country="GB"/>
    </style:style>
    <style:style style:name="T9" style:family="text">
      <style:text-properties fo:language="en" fo:country="GB" style:font-weight-complex="bold"/>
    </style:style>
    <style:style style:name="T10" style:family="text">
      <style:text-properties style:font-weight-complex="bold"/>
    </style:style>
    <style:style style:name="T11" style:family="text">
      <style:text-properties officeooo:rsid="000e822c"/>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 CAJA</text:p>
      <text:p text:style-name="Standard"/>
      <text:p text:style-name="Standard">ELEMENTOS PRINCIPALES:</text:p>
      <text:p text:style-name="Standard">El chasis, la parte interna metalica donde se fija la placa base del ordenador.</text:p>
      <text:p text:style-name="Standard">La cubierta, Parte ecterior de la caja.</text:p>
      <text:p text:style-name="Standard">Panel frontal, parte delantera.</text:p>
      <text:p text:style-name="Standard">Interruptores, pulsadores y pilotos.</text:p>
      <text:p text:style-name="Standard">Bahias para unidades.</text:p>
      <text:p text:style-name="Standard"/>
      <text:p text:style-name="Standard">CARACTERISTICAS GENERALES:</text:p>
      <text:p text:style-name="Standard">Factor de forma</text:p>
      <text:p text:style-name="Standard">Las bahías (espacio para discos duros, lectores o unidades opticas)Tamaño de 2,5 / 3,5 / 5,25</text:p>
      <text:p text:style-name="Standard">Ranuras de Expansión</text:p>
      <text:p text:style-name="Standard">Placas soportadas</text:p>
      <text:p text:style-name="Standard">Puertos USB, Fireware</text:p>
      <text:p text:style-name="Standard">Entrada/salida de audio</text:p>
      <text:p text:style-name="Standard">Peso y Dimensiones</text:p>
      <text:p text:style-name="Standard">Ventiladores</text:p>
      <text:p text:style-name="Standard">Material: Determina la apariencia, peso, resistencia, disipacion termica.</text:p>
      <text:p text:style-name="Standard">Fuente de alimentacion: Tipo y potencia</text:p>
      <text:p text:style-name="Standard"/>
      <text:p text:style-name="Standard">TIPOS</text:p>
      <text:p text:style-name="Standard">Sobremesa: Usada en formato horizontal, valida para cualquier tipo de placa.</text:p>
      <text:p text:style-name="Standard">Caja Slim: Usada en cualquier formato de instalacion, adopta utilizar placas micro ATX con 1 o 2 bahías externas</text:p>
      <text:p text:style-name="Standard">Caja mini torre: Formato vertical, de 1 a 4 bahías externas y 1 o 2 internas. Para placas micro ATX y mini ATX</text:p>
      <text:p text:style-name="Standard">Caja semitorre: Usada en formato vertical, hasta 8 bahías externas y 1 o 2 internas. Para placas ATX, minro ATX y mini ITX</text:p>
      <text:p text:style-name="Standard">Caja Super torre: Formato vertical, hasta 10 bahías externas. Para placas placas EATX, ATX, microATX e mini-ITX</text:p>
      <text:p text:style-name="Standard">Caja gran torre: Casi igual que la supertorre solo que esta se usa mas para intalar servidores de baja gama.</text:p>
      <text:p text:style-name="Standard">Caja server: Usadas para servidores o almacenamiento o racks.</text:p>
      <text:p text:style-name="Standard">Caja Rack: Usadas para servidores industriales o para montar servidores en armarios rack.</text:p>
      <text:p text:style-name="Standard">Caja TPV: Usada para instalar en los puntos de venta. Acpeta placas de todo tipo hasta ATX.</text:p>
      <text:p text:style-name="Standard">ITX: <text:tab/>Cubo: Son cajas pequeñas con una forma similar a un cubo. Asociadas a placas mini ATX</text:p>
      <text:p text:style-name="Standard"><text:tab/>Barebone: Caja de pequeño tamaño. Incluye la placa base y la fuente de alimentacion. <text:tab/>Existen en formato torre o sobremesa en tamaño reducido como las SFF (Small Form <text:tab/>Factor)</text:p>
      <text:p text:style-name="Standard"/>
      <text:p text:style-name="Standard">HTPC (Home Theater PC): Concibido para ofrecer multimedia en la sala de casa. Se diferencia es que es silencioso, pasa desapercibido, sin teclado ni raton, con mando a distancia, con altos soportes tanto digitales como visuales, software de tipo centro multimedia y tipicamente con placas mini ITX, rasberrys, etc.</text:p>
      <text:p text:style-name="Standard"/>
      <text:p text:style-name="Standard">EL HTPC no es un SFF.</text:p>
      <text:p text:style-name="Standard"/>
      <text:p text:style-name="Standard"/>
      <text:p text:style-name="Standard"/>
      <text:p text:style-name="Standard"/>
      <text:p text:style-name="Standard"/>
      <text:p text:style-name="P1"><text:soft-page-break/>ALIMENTACION</text:p>
      <text:p text:style-name="P6"/>
      <text:p text:style-name="Standard">Actúa como un transformador cambiando la corriente alterna en corriente contínua. Disponen de un fusible que se funde en caso de consumo excesivo y cortocircuito para proteger el ordenador.</text:p>
      <text:p text:style-name="Standard">Las tensiones habituales son +12V, +5V, -12V, -5 V, 3.3V.</text:p>
      <text:p text:style-name="Standard">Caracteristicas: Proporcionan estabilidad al sistema, ventilacion y consumo energetico.</text:p>
      <text:p text:style-name="Standard"/>
      <text:p text:style-name="Standard">Estabilidad: Una buena fuente de alimentacion evita la que se sobrecargue y que produzca todo tupo de perturbaciones que afectaran a otras partes del sistema.</text:p>
      <text:p text:style-name="Standard">Refrigeración: En equipos de sobremesa, el ventilador de la funente suele ser el principal elemento de refrigeracion, al igual que de ruido.</text:p>
      <text:p text:style-name="Standard">Ahorro de energía: Las fuentes ATX permiten el ahorro de energía</text:p>
      <text:p text:style-name="Standard">Posibilidad de expansion: En funcion de la potencia y conectores disponibles podemos conectar nuevo hardware.</text:p>
      <text:p text:style-name="Standard"/>
      <text:p text:style-name="Standard">Podemos distinguir dos tipos de potencia:</text:p>
      <text:p text:style-name="Standard"><text:tab/>Potencia máxima » Se expresa en vatios (W) Es la potencia máxima que es capaz de <text:tab/><text:tab/>suministrar esa fuente.</text:p>
      <text:p text:style-name="Standard"><text:tab/>Potencia combinada » Hace referencia a la potencia soportada por cada una de las salidas.</text:p>
      <text:p text:style-name="Standard"><text:s/></text:p>
      <text:p text:style-name="P4">Eficiencia</text:p>
      <text:p text:style-name="Standard"><text:tab/>Indica el porcentaje de energia que se convierte de alterna a continua, el resto se pierde en forma de calor. <text:s/>La especificacion ENERGY STAR exige al menos un 80 %.</text:p>
      <text:p text:style-name="Standard"/>
      <text:p text:style-name="P4">Cables enchufados o sin enchufar</text:p>
      <text:p text:style-name="Standard"><text:tab/>Fuentes con cables enchufados, en mazo de cables viene agrupado</text:p>
      <text:p text:style-name="Standard"><text:tab/>Fuentes modulares permite conectar unicamente los cables enfundados que necesitamos.</text:p>
      <text:p text:style-name="Standard"/>
      <text:p text:style-name="P4">Especificacion AT</text:p>
      <text:p text:style-name="Standard"><text:tab/>Esta obsoleta, utiliza conectores planos y no es capaz de suministrar las tensiones necesarios de los ordenadores actuales.</text:p>
      <text:p text:style-name="Standard"/>
      <text:p text:style-name="P4">Especificacion ATX</text:p>
      <text:p text:style-name="Standard"><text:tab/>Nuevo conector de 20 pines, añadiendo la conexión de 3.3 V para alimentar las terjetas PCI. Proporciona una tension continua de valor mas cercano al empleado.</text:p>
      <text:p text:style-name="Standard"><text:tab/>Un único ventilador que permite la refrigeración de micro y de las tarjetas de expansión.</text:p>
      <text:p text:style-name="Standard">Características:</text:p>
      <text:p text:style-name="Standard"><text:tab/>1º Nueva disposicion de los componentes de la placa base logrando un diseño mas limpio y una mejor ventilación.</text:p>
      <text:p text:style-name="Standard"><text:tab/>2º Los cables son más cortos y se reducen las interferencias.</text:p>
      <text:p text:style-name="Standard"><text:tab/>3º El zócalo del procesador se encuentra cerca de la fuente de alimentación. Por lo tanto el ventilador de la propia fuente ventila el mismo.</text:p>
      <text:p text:style-name="Standard"><text:tab/>4º El conector de la fuente es nuevo y mas fiable</text:p>
      <text:p text:style-name="Standard"><text:tab/>5º Incluyen en la BIOS el más control sobre la información del procesador y voltajes.</text:p>
      <text:p text:style-name="Standard"><text:tab/>6º Soporta el estándar ACPI</text:p>
      <text:p text:style-name="Standard"/>
      <text:p text:style-name="P4">TIPOS DE FUNETES</text:p>
      <text:p text:style-name="Standard"><text:tab/>AT actualmente en desuso con 6 contactos, ATX utilizada en la actualidad con 20 contactos</text:p>
      <text:p text:style-name="Standard"><text:tab/>SFX: Dimensiones inferiores a las ATX, EPS usan concetor de 24 pines y uno de 8.</text:p>
      <text:p text:style-name="Standard"/>
      <text:p text:style-name="Standard"/>
      <text:p text:style-name="Standard"/>
      <text:p text:style-name="P4"><text:soft-page-break/>QUE ES EL PFC ?</text:p>
      <text:p text:style-name="Standard"><text:tab/>Power Factor Corrected, es una medida de correcion de lo que la fuente realmente entrega:</text:p>
      <text:p text:style-name="Standard"><text:tab/>Sin PFC tiene un factor igual o menor al 60%</text:p>
      <text:p text:style-name="Standard"><text:tab/>Con PFC pasivo tiene entre el 70 – 85%</text:p>
      <text:p text:style-name="Standard"><text:tab/>Con PFC activo en orden del 95%<text:tab/></text:p>
      <text:p text:style-name="Standard">Existen 6 niveles: 80 plus, 80 plus bronce, 80 plus Plata, 80 plus oro, 80 plus platino y 80 plus Titanio.</text:p>
      <text:p text:style-name="Standard"/>
      <text:p text:style-name="Standard">CONECTORES DE FUNTES AT: 2 conectores de 6 hilos</text:p>
      <text:p text:style-name="Standard">CONECTORES DE FUENTES ATX: Conectorr macho P1 de 20 y 24 pines. Conector hembra P1 de 20 y 24 pines. Conector macho P2 de 4 pines y otro P2 de 8 pines. Conectores hembras respectivos.</text:p>
      <text:p text:style-name="Standard">FUENTES REDUNDANTES: Son propios de los servidores y contienen como minimo dos fuentes de alimentación. Tienen una capacidad de sustitución por si una se estropea sin necesidad de apagar el equipo.</text:p>
      <text:p text:style-name="Standard"/>
      <text:p text:style-name="Standard"><text:tab/>Debido a la potencia que necesitan las graficas se les añade un conector denominado PCI express de 6 o 8 pines. En caso de no tener ese conector existen adaptadores.</text:p>
      <text:p text:style-name="Standard"/>
      <text:p text:style-name="P4">COMO ELEGIR LA FUENTE DE ALIMENTACION ?</text:p>
      <text:p text:style-name="Standard"><text:tab/>Se debe tener en cuenta la potencia a suministrar y el formato y accesorios disponibles. Se recomienda comprar de marcas conocidas ya que son las mas fiables. Despues están las marcas de distribución <text:s/>y por ultimo las marcas a bajo precio, por orden de calidad. Por ultinmo se debe comprar una fuente con mas potencia de la necesitada para el pc. Por otro lado tenemos los Formatos, conectores, cables enfundados o sin enfundar, modular o no, entre otros criterios.</text:p>
      <text:p text:style-name="Standard"/>
      <text:p text:style-name="P3">REFRIGERACIÓN</text:p>
      <text:p text:style-name="Standard"><text:tab/>Existen diferentes tipos de refrigeración, por aire, refrigeración líquida, heatpipes entre otros.</text:p>
      <text:p text:style-name="P4">REFRIGERACION POR AIRE “PASIVA” O DISIPACION</text:p>
      <text:p text:style-name="Standard"><text:tab/>Utiliza el flujo del aire del exterior como refrigerante, haciéndolo pasar por dsipadores quye extraen el calor del componente con la ayuda de la pasta térmica que mejora el rendimiento del mismo. La principal característica de la disipación pasiva es su gran simplicidad, durabilidad y bajo coste. La desventaja es su capacidad limitada para disipar grandes cantidades de calor.</text:p>
      <text:p text:style-name="Standard"/>
      <text:p text:style-name="P4">REFRIGERACION POR AIRE “ACTIVA” O VENTILACIÓN</text:p>
      <text:p text:style-name="Standard"><text:tab/>En este sector utilizamos pequeños ventiladores que se encargan de enfriar los equipos girando para crear una temperatura ambiente dentro del dispositivo.</text:p>
      <text:p text:style-name="Standard"><text:tab/>El enfriamiento activo en las CPU se empezó a ver en Intel hasta que en el año 1997 se empezó a ver de forma habitual. A dia de hoy los únicos componentes que se reciben esta refrigeración activa es la CPU y las GPU y a veces el northbridge en la placa base.</text:p>
      <text:p text:style-name="Standard"><text:tab/>El sistema se basa en que un disipador extrae el calor del componente y un ventilador se encarga de mover ese calor con una corriente de aire hacia el exterior.</text:p>
      <text:p text:style-name="Standard">Los parámetros a tener en cuenta son:</text:p>
      <text:p text:style-name="Standard"><text:tab/>El tamaño, la velocidad, el flujo de aire que mueven, el nivel de ruido que se genera y el consumo eléctrico.</text:p>
      <text:p text:style-name="Standard"/>
      <text:p text:style-name="P4">REFRIGERACIÓN LÍQUIDA O WATERCOOLING</text:p>
      <text:p text:style-name="Standard"><text:tab/>Utilizan un líquido refrigerante en lugar de disipadores. Se base en circuitos cerrados con piezas en contacto con los elementos a refrigerar, una bomba mueve el liquido hacia otra zona donde se refrigera y se envía de nuevo al sistema. Es mas eficaz que la refrigeración por aire pero es mas costosa y por lo general tiene mayor mantenimiento.</text:p>
      <text:p text:style-name="P4"><text:soft-page-break/>REFRIGERACION POR INMERSION</text:p>
      <text:p text:style-name="Standard"><text:tab/>El pc es sumergido completamente en un liquido con conductividad eléctrica casi nula.</text:p>
      <text:p text:style-name="Standard"/>
      <text:p text:style-name="P4">HEATPIPES</text:p>
      <text:p text:style-name="Standard"><text:tab/>Se trata de un circuito cerrado donde un fluido se calienta en la base del contacto con la CPU, este se evapora, sube por la tubería se condensa y baja a la base de nuevo.</text:p>
      <text:p text:style-name="Standard"/>
      <text:p text:style-name="Standard"><text:span text:style-name="Fuente_20_de_20_párrafo_20_predeter."><text:span text:style-name="T1">PLACAS PELTIER</text:span></text:span></text:p>
      <text:p text:style-name="Standard"><text:tab/>Las células Peltier son placas pequeñas y finas de cerámica que conectadas a una fuente eléctrica traspasan la energía calorífica desde una de sus superficies a la otra hasta que alcanzan una diferencia estable.</text:p>
      <text:p text:style-name="Standard"/>
      <text:p text:style-name="Standard"><text:span text:style-name="Fuente_20_de_20_párrafo_20_predeter."><text:span text:style-name="T1">CRIOGENIA</text:span></text:span></text:p>
      <text:p text:style-name="Standard"><text:tab/>Se utiliza hielo seco o nitrógeno líquido hasta una temperatura de -196ºC.</text:p>
      <text:p text:style-name="Standard"/>
      <text:p text:style-name="Standard"><text:span text:style-name="Fuente_20_de_20_párrafo_20_predeter."><text:span text:style-name="T3">PASTA TÉRMICA</text:span></text:span></text:p>
      <text:p text:style-name="Standard"><text:tab/>Las pasta térmica es una masilla que puede representarse e<text:span text:style-name="T11">n</text:span> múltiples formatos, aunque se suele presentar como un liquido muy denso y espeso. Su principal características es proporcionar una mayor conductividad térmica. Se aplica en la parte superior del procesador y después se coloca encima el disipador.</text:p>
      <text:p text:style-name="Standard"/>
      <text:p text:style-name="Standard"><text:span text:style-name="Fuente_20_de_20_párrafo_20_predeter."><text:span text:style-name="T1">COMPONENTES DE LA PASTA TÉRMICA</text:span></text:span></text:p>
      <text:p text:style-name="Standard"><text:tab/>Se dividen en las basadas en componentes cerámicos y las basadas en componentes metálicos.</text:p>
      <text:p text:style-name="Standard"><text:tab/>Las cerámicas tienen un color blanquecino, su composición se basa en polvo de cerámica en suspensión mezclado con un liquido que suele ser silicona.</text:p>
      <text:p text:style-name="Standard"><text:tab/>Las metálicas parten de una base de silicona a la que se le añaden metales como el aluminio o la plata.</text:p>
      <text:p text:style-name="Standard"><text:tab/>La CPU, GPU y el chipset, son los únicos elementos que suelen llevar pasta térmica. Si una pasta térmica esta en buen estado, proporcionara una buena conductividad térmica, de lo contrario puede llegar a ser contraproducente.</text:p>
      <text:p text:style-name="Standard"/>
      <text:p text:style-name="Standard"><text:span text:style-name="Fuente_20_de_20_párrafo_20_predeter."><text:span text:style-name="T1">PASOS PARA CAMBIAR LA PASTA TERMICA</text:span></text:span></text:p>
      <text:p text:style-name="Standard"><text:tab/>1º Abrir la tapa lateral del ordenador</text:p>
      <text:p text:style-name="Standard"><text:tab/>2º Extraer el disipador</text:p>
      <text:p text:style-name="Standard"><text:tab/>3º Extraer el procesador</text:p>
      <text:p text:style-name="Standard"><text:tab/>4º Colocarlos sobre una superficie acolchada</text:p>
      <text:p text:style-name="Standard"><text:tab/>5º Con alchool y papel higienico se limpian los contactos</text:p>
      <text:p text:style-name="Standard"><text:tab/>6º Una vez limpio tod, aplicar de nuevo la pasta térmica</text:p>
      <text:p text:style-name="Standard"><text:tab/>7º Volver a montar to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Fuente_20_de_20_párrafo_20_predeter."><text:span text:style-name="T3">PLACA BASE</text:span></text:span></text:p>
      <text:p text:style-name="Standard"><text:span text:style-name="Fuente_20_de_20_párrafo_20_predeter."><text:span text:style-name="T5"><text:tab/></text:span></text:span>Es una tarjeta de circuito impreso que sirve como medio de conexión entre todo el hardware.</text:p>
      <text:p text:style-name="Standard"/>
      <text:p text:style-name="P4">ELEMENTOS PRINCIPALES</text:p>
      <text:list xml:id="list151011205" text:style-name="L1">
        <text:list-item>
          <text:p text:style-name="P14">BIOS: Programa en ROM que hace de interfaz entre CPU y perifericos.</text:p>
        </text:list-item>
        <text:list-item>
          <text:p text:style-name="P14">CMOS/Pila: Memoria donde se guarda la configuracion de la BIOS.</text:p>
        </text:list-item>
        <text:list-item>
          <text:p text:style-name="P14">Reloj: Sincroniza los componentes internos del equipo</text:p>
        </text:list-item>
        <text:list-item>
          <text:p text:style-name="P14">Buses de placa</text:p>
        </text:list-item>
        <text:list-item>
          <text:p text:style-name="P15">Chipset: Northbridge, Southbridge y Platform Controler Hub</text:p>
        </text:list-item>
        <text:list-item>
          <text:p text:style-name="P14">Conector de la Fuente de Alimentacion: (AT – ATX – ATX2)</text:p>
        </text:list-item>
        <text:list-item>
          <text:p text:style-name="P14">Zócalo del microprecesador</text:p>
        </text:list-item>
        <text:list-item>
          <text:p text:style-name="P14">Zócalos de memorias RAM</text:p>
        </text:list-item>
        <text:list-item>
          <text:p text:style-name="P14">Jumpers</text:p>
        </text:list-item>
        <text:list-item>
          <text:p text:style-name="P14">Conectores de la torre</text:p>
        </text:list-item>
        <text:list-item>
          <text:p text:style-name="P14">Ranuras para tarjetas de expansion</text:p>
        </text:list-item>
        <text:list-item>
          <text:p text:style-name="P14">Puertos: Serie, Paralelo, USB, PS/2, Fireware</text:p>
        </text:list-item>
        <text:list-item>
          <text:p text:style-name="P14">Controladoras y conectores de unidades de disco</text:p>
        </text:list-item>
        <text:list-item>
          <text:p text:style-name="P14">Factor de forma</text:p>
        </text:list-item>
      </text:list>
      <text:p text:style-name="Standard"/>
      <text:p text:style-name="P4">CLASIFICACION</text:p>
      <text:p text:style-name="Standard">Factor de Forma (XT): Placa base original de IBM personal computer</text:p>
      <text:p text:style-name="Standard">Factor de Forma (AT): Actualmente obsoleta, conectores Isa de 16 bits.</text:p>
      <text:p text:style-name="Standard">Factor de Forma (ATX): Evolucion de la AT, Conector de alimentacion de 20 pines, mejor ventilacion, encendido desde la placa y conectores externos agrupados de manera más racional.</text:p>
      <text:p text:style-name="Standard"><text:tab/>Existen formatos mas pequeños denominados, Mini-ATX y Micro-ATX.</text:p>
      <text:p text:style-name="Standard">Factor de Forma(BTX): Diseñados con el objetivo de mejorar la refrigeracion de la ATX. Sus problemas eran que limitaba los sistemas de refrigeracion y el espacio disponible era muy limitado.</text:p>
      <text:p text:style-name="Standard">Placas Multiprocesador: Contienen varios sockets integrados por lo que pueden acoger a mas de 1 procesador. Segun la forma de gestionar los procesadores pueden ser:</text:p>
      <text:p text:style-name="Standard"><text:tab/>Simetrico: Una tarea se divide proporcionalmente entre los dos procesadores</text:p>
      <text:p text:style-name="Standard"><text:tab/>Asimetrico: Cada procesador se encarga de una tarea diferente.</text:p>
      <text:p text:style-name="Standard"/>
      <text:p text:style-name="P4">CHIPSET</text:p>
      <text:p text:style-name="Standard"><text:tab/>Se encarga de realizar las tareas y funciones que el microprocesador delega en ellos:</text:p>
      <text:p text:style-name="Standard"><text:tab/>El Northbridge se usa como enlace entre el microprocesador, la memoria RAM y la grafica</text:p>
      <text:p text:style-name="Standard"><text:tab/>El Southbridge se encarga del resto.</text:p>
      <text:p text:style-name="Standard"/>
      <text:p text:style-name="P4">ARQUITECTURAS</text:p>
      <text:p text:style-name="Standard"><text:tab/>Hyper Transport AMD, fue incluido como controlador de memoria dentro del procesador. El procesador AMD tiene dos buses externnos:</text:p>
      <text:p text:style-name="Standard"><text:tab/>El primero comunica la CPU con la memora RAM</text:p>
      <text:p text:style-name="Standard"><text:tab/>El segundo se usa en la comunicación entre la CPU y otros componentes del PC</text:p>
      <text:p text:style-name="Standard"><text:tab/>Otra de sus ventajas es que proporciona enlaces separados para las operaciones de entrada y salida, permitiendo a la CPU transmitir y recibir datos al mismo tiempo.</text:p>
      <text:p text:style-name="Standard"/>
      <text:p text:style-name="Standard"><text:tab/>DMI y Platform Controller Hub, Aqui el procesador yo incorpora un controlador grafico, por lo tanto se sustituyen el Southbridge y el Northbridge por el Platform Controller que hará las funciones del Southbridge.</text:p>
      <text:p text:style-name="Standard"/>
      <text:p text:style-name="Standard"/>
      <text:p text:style-name="Standard"><text:tab/></text:p>
      <text:p text:style-name="Standard"><text:soft-page-break/><text:tab/>Quick Path Intel, contiene una filosofia identica al Hyper Transport de AMD y llevan en su interior un controlador de memorias y asi tienen dos buses externos:</text:p>
      <text:p text:style-name="Standard"><text:tab/>El bus de memoria para conectar la CPU a la memorias y un bus de entrada y salida que conectan la CPU con el resto de los dispositivos a traves del chipset QuickPath.</text:p>
      <text:p text:style-name="Standard"/>
      <text:p text:style-name="P1">ELEMENTOS DE LA PLACA <text:s/>BASE</text:p>
      <text:p text:style-name="Standard"><text:tab/>Ranuras de expansion ISA (AGP, PCI, PCIe)</text:p>
      <text:p text:style-name="Standard">Conectores Internos – Energía. Su nombre especifico es conector ATX de corriente. El conector es de 20 pines aunque se sule encontrar uno de 24 o una extension de 4 que proporciona 12 V. Tambien existen conectores S-ATA, Molex (4 pines) y Mini-Molex (4 pines) o <text:s/>Floppy.</text:p>
      <text:p text:style-name="Standard"><text:tab/>Conector de Ventilacion (FAN).</text:p>
      <text:p text:style-name="Standard"><text:tab/>Conector de almacenamiento. 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NECTORES EXTERNOS</text:p>
      <text:list xml:id="list931921299" text:style-name="L18">
        <text:list-item>
          <text:p text:style-name="P36">PS/2 » Raton y teclado, con la paricion del USB se fue dejando de usar.</text:p>
        </text:list-item>
        <text:list-item>
          <text:p text:style-name="P36">MIDI » Joystick, con la paricion del USB se fue dejando de usar.</text:p>
        </text:list-item>
        <text:list-item>
          <text:p text:style-name="P36">USB 2.0 » Raton, teclado y otros perifericos</text:p>
        </text:list-item>
        <text:list-item>
          <text:p text:style-name="P36">USB 3.0 » Perifericos de almacenamiento</text:p>
        </text:list-item>
        <text:list-item>
          <text:p text:style-name="P36">Puerto serie » Perifericos especiales</text:p>
        </text:list-item>
        <text:list-item>
          <text:p text:style-name="P36">Puerto Paralelo » Periféricos especiales</text:p>
        </text:list-item>
        <text:list-item>
          <text:p text:style-name="P36">VGA » Salida de video (analógica)</text:p>
        </text:list-item>
        <text:list-item>
          <text:p text:style-name="P36">DVI » Salida de vidio (digital)</text:p>
        </text:list-item>
        <text:list-item>
          <text:p text:style-name="P36">HDMI » Salida de video (pantallas modernas)</text:p>
        </text:list-item>
        <text:list-item>
          <text:p text:style-name="P36">S-Video » Salida de video (pantallas antiguas)</text:p>
        </text:list-item>
        <text:list-item>
          <text:p text:style-name="P36">RJ45 » Conector de Red</text:p>
        </text:list-item>
        <text:list-item>
          <text:p text:style-name="P36">Mini-jack » sonido</text:p>
        </text:list-item>
      </text:list>
      <text:p text:style-name="Standard"/>
      <text:p text:style-name="P1">BUSES Y CONECTORES EXTERNOS</text:p>
      <text:p text:style-name="Standard"/>
      <text:p text:style-name="P4">SLOTS DE BUSES DE EXPANSION</text:p>
      <text:p text:style-name="Standard"/>
      <text:list xml:id="list968154658" text:style-name="L19">
        <text:list-item>
          <text:p text:style-name="P37">AMR » Para instalar pequeñas y economicas tarjetas con funciones modem por software</text:p>
        </text:list-item>
        <text:list-item>
          <text:p text:style-name="P37">CNR » Implementa uns completa solucion en comunicaciones</text:p>
        </text:list-item>
        <text:list-item>
          <text:p text:style-name="P37">ISA, EISA, MCA y Bus Local.</text:p>
        </text:list-item>
        <text:list-item>
          <text:p text:style-name="P37">VESA Local Bus »Aplicacion del bus local a la visualizacion a traves de la tarjeta de video.Obsolet</text:p>
        </text:list-item>
        <text:list-item>
          <text:p text:style-name="P37">PCI » Permite solucionar algunos problemas de numero de dispositivos impuestos por VLB. Arquitectura en paralelo.</text:p>
        </text:list-item>
        <text:list-item>
          <text:p text:style-name="P37">GP » Su objetivo es mejorar las diferencias de bus PCI en referente a las tarjetas de video.</text:p>
        </text:list-item>
        <text:list-item>
          <text:p text:style-name="P37">PCIe » Arquitectura en serie, 4 diferentes versiones. La primera va a 250 MB/s y cada version se multiplica por 2.</text:p>
        </text:list-item>
      </text:list>
      <text:p text:style-name="Standard"><text:soft-page-break/></text:p>
      <text:p text:style-name="Standard">Para portatiles:</text:p>
      <text:list xml:id="list1130490349" text:style-name="L20">
        <text:list-item>
          <text:p text:style-name="P38">PCMCIA, PC Card, CardBus, ExpressCard</text:p>
        </text:list-item>
      </text:list>
      <text:p text:style-name="Standard"/>
      <text:p text:style-name="P4">BUSES DEL SISTEMA</text:p>
      <text:p text:style-name="P4"/>
      <text:list xml:id="list1146420492" text:style-name="L2">
        <text:list-item>
          <text:p text:style-name="P17">IDE: Conexión de discos y unidades Backup. Permite la interconexion de dos dispositivos. Pueden existir 2 buses paralelos</text:p>
        </text:list-item>
        <text:list-item>
          <text:p text:style-name="P17">Serial ATA Conexión de discos. Nueva generacion IDE. Existen hasta 3 generaciones. <text:s/></text:p>
        </text:list-item>
        <text:list-item>
          <text:p text:style-name="P17">mSATA Conexión de discos de estado sólido. Mas pequeño que el sata con las mismas caracteristicas.</text:p>
        </text:list-item>
      </text:list>
      <text:p text:style-name="Standard">M.2 Conexión de discos de estado sólido. Evolucion del mSATA y utiliza un protocolo NVMExpress para alcanzar hasta 6 veces mas de velocidad.</text:p>
      <text:list xml:id="list90724149858156" text:continue-numbering="true" text:style-name="L2">
        <text:list-item>
          <text:p text:style-name="P17">eSATA Conexión de discos externos. Es un puerto para conectar discos duros. Conteine tecnologia Hot Swapable, que permite la instalacion o sustitucion de dispositivos sin necesidad de reiniciar.</text:p>
        </text:list-item>
        <text:list-item>
          <text:p text:style-name="P17">SCSI: Conexión de discos en forma de bus.</text:p>
        </text:list-item>
        <text:list-item>
          <text:p text:style-name="P17">Paralelo: Conexión de impresora</text:p>
        </text:list-item>
        <text:list-item>
          <text:p text:style-name="P17">Serie: Conexión impresora, ratón, plotter, etc...</text:p>
        </text:list-item>
        <text:list-item>
          <text:p text:style-name="P17">PS2: Conexión ratón y teclado</text:p>
        </text:list-item>
        <text:list-item>
          <text:p text:style-name="P17">USB: Bus serie de interconexión. Conecta hasta 127 dispositivos. Permite instalar nuevos dispositivos sin necesidad de reiniciar. Existen versiones como la 1.0, ya en desuso, 2.0 de hasta 60 MB/s, la 3.0 con hasta 3Gb/s con capacidad de suministrar corriente. Despues esta el 3.1 o type-c. Que tiene mas capacidad de carga y de transferencia de datos con hasta 10Gbps. Tambien aparece el 4.0 con hasta 40Gbps.</text:p>
        </text:list-item>
        <text:list-item>
          <text:p text:style-name="P17">Firewire: Bus de alta velocidad. Es un bus en serie de alta velociadad que soporta entre 10 y 800 Mbps.</text:p>
        </text:list-item>
        <text:list-item>
          <text:p text:style-name="P17">Thunderbolt: Desarrollo de Intel / Apple. Su fin es crear una nueva interfaz de conexión entre dispositivos. Utiliza pulsos de luz y no electrica. Ncho de banda de 10 Gbps y 10 W de alimentacion para perifericos. El thunderbolt 2 da 20 Gbps. El Thunderbolt 3 pasa a 60 Gbps y 100 W. Tambien soporta pantallas 4K o 5 K a 60 Hz</text:p>
        </text:list-item>
        <text:list-item>
          <text:p text:style-name="P17">VGA (analógico) / DVI (digital) / Hdmi (digital) / DisplayPort (digital): Conexión de video/audio</text:p>
        </text:list-item>
      </text:list>
      <text:p text:style-name="Standard"/>
      <text:p text:style-name="P1">SOCKETS Y PROCESADORES</text:p>
      <text:p text:style-name="P1"/>
      <text:p text:style-name="Standard"><text:span text:style-name="Fuente_20_de_20_párrafo_20_predeter."><text:span text:style-name="T1">TIPOS DE SOCKETS</text:span></text:span></text:p>
      <text:p text:style-name="Standard">PGA: Modelo clasico, consiste en un cuadrado de conectores con forma de agujeros donde se insertan los pines del procesador.</text:p>
      <text:p text:style-name="Standard">ZIF: Fuerza de inserccion nula.</text:p>
      <text:p text:style-name="Standard">Slot 1: Especie de conector PCI <text:s/>de Intel</text:p>
      <text:p text:style-name="Standard">Slot A: Especie de conector PCI de AMD</text:p>
      <text:p text:style-name="Standard">BGA: La conexioin se hace mediante pines de forma circular o esferica colocados en el zocalo que encajaran con los orificios de la CPU y se fijan con soldadura.</text:p>
      <text:p text:style-name="Standard">LGA: Los pines estan en la placa en vez de en el microprocesador.</text:p>
      <text:p text:style-name="P6"/>
      <text:p text:style-name="Standard"><text:span text:style-name="Fuente_20_de_20_párrafo_20_predeter."><text:span text:style-name="T1">PROCESADORES</text:span></text:span></text:p>
      <text:p text:style-name="Standard">Es el circuito que se encarga de gestionar los demás componentes del ordenador, funcionando de manera analoga.</text:p>
      <text:p text:style-name="P6"/>
      <text:p text:style-name="P6"/>
      <text:p text:style-name="P6"/>
      <text:p text:style-name="Standard"><text:soft-page-break/>ELEMENTOS</text:p>
      <text:p text:style-name="Standard"/>
      <text:p text:style-name="Standard">UC: Unidad de Control, descodifica instrucciones y da las ordenes necesarias al resto de los componentes a través del bus de control.</text:p>
      <text:p text:style-name="Standard">Unidad Aritmetica Logica (ALU): Encargada de realizar las operaciones matmaticas y logicas.</text:p>
      <text:p text:style-name="Standard">Registros: Pequeñas memorias utilizadas para almacenar datos temporalmente.</text:p>
      <text:p text:style-name="Standard">Bus interno: Conecta los elementos del microprocesador.</text:p>
      <text:p text:style-name="Standard">Memoria cache: Memoria de pequeña capacidad pero de altisima velocidad de accesoy se encarga de almacenar ciertos datos que posiblemente vaya a necesitar el microprocesador.</text:p>
      <text:p text:style-name="Standard">Unidad de Punto Flotante</text:p>
      <text:p text:style-name="Standard">Unidad de gention de memoria (MMU)</text:p>
      <text:p text:style-name="Standard">Unidad Multimedia Extendions (MMX)</text:p>
      <text:p text:style-name="P6"/>
      <text:p text:style-name="Standard">CARACTERISTICAS</text:p>
      <text:p text:style-name="P6"/>
      <text:p text:style-name="Standard">Frecuencia o velocidad de reloj.</text:p>
      <text:p text:style-name="Standard">Velocidad del Bus</text:p>
      <text:p text:style-name="Standard">Memoria Cache</text:p>
      <text:p text:style-name="Standard">Disipacion de calor.</text:p>
      <text:p text:style-name="Standard">Voltaje de funcionamiento, desde 5V hasta 3,3 hoy en dia.</text:p>
      <text:p text:style-name="Standard">Consumo energetico</text:p>
      <text:p text:style-name="Standard">Tecnologia de fabricacion.</text:p>
      <text:p text:style-name="P6"/>
      <text:p text:style-name="Standard">64 BITS, HYPERTHREADING Y MULTICORE</text:p>
      <text:p text:style-name="Standard"><text:tab/>La arquitectura define la cantidad de memoria a la que puede acceder en un instante concreto. Las diferencias principales entre 32 y 64 bitts son: </text:p>
      <text:p text:style-name="Standard"><text:tab/>Procesan el dible de información</text:p>
      <text:p text:style-name="Standard"><text:tab/>16 EB de RAM frente a 4 GB RAM<text:tab/></text:p>
      <text:p text:style-name="Standard"><text:tab/>Capaz de procesar desde 0 hasta 2<text:span text:style-name="Fuente_20_de_20_párrafo_20_predeter."><text:span text:style-name="T7">64</text:span></text:span> frente a 2<text:span text:style-name="Fuente_20_de_20_párrafo_20_predeter."><text:span text:style-name="T7">32</text:span></text:span></text:p>
      <text:p text:style-name="Standard"><text:tab/></text:p>
      <text:p text:style-name="Standard"><text:tab/>La tecnología HyperThreading permite la ejecución de varios subprocesos mejorando una media de un 40 %.</text:p>
      <text:p text:style-name="Standard"/>
      <text:p text:style-name="Standard"><text:span text:style-name="Fuente_20_de_20_párrafo_20_predeter."><text:span text:style-name="T3">MICROPROCESADORES (µP)</text:span></text:span></text:p>
      <text:p text:style-name="Standard"><text:tab/>Es el cerebro de un sistema informatico. Se puede definir como un circuito integrado constituido por millones de componenetes electrónicos agrupados en un paquete. </text:p>
      <text:p text:style-name="Standard"/>
      <text:p text:style-name="Standard">PARAMETROS DE UN MICROPROCESADOR</text:p>
      <text:p text:style-name="Standard"><text:tab/>Su rendimiento se define por diferentes paramatros:</text:p>
      <text:list xml:id="list167802082" text:style-name="L3">
        <text:list-item>
          <text:p text:style-name="P18">Frecuencia de reloj: Marca el ritmo de trabajo de un microprocesador.</text:p>
        </text:list-item>
        <text:list-item>
          <text:p text:style-name="P18">Velocidad del bus: Comunica el µP con la placa base (Northbridge). A este bus se le denomina Front Side Bus (FSB)</text:p>
        </text:list-item>
        <text:list-item>
          <text:p text:style-name="P18">Memoria caché: Acelera el rendimiento manteniendo los daros que cree que va a necesitar. Existen 3 niveles, yendo de mas rápido a mas lento y de menos capacidad a mas.</text:p>
        </text:list-item>
        <text:list-item>
          <text:p text:style-name="P18">Disipación del calor</text:p>
        </text:list-item>
        <text:list-item>
          <text:p text:style-name="P18">Voltaje de funcionamiento: Hoy en día ronda los 3.3 V.</text:p>
        </text:list-item>
        <text:list-item>
          <text:p text:style-name="P18">Consumo energético.</text:p>
        </text:list-item>
        <text:list-item>
          <text:p text:style-name="P18">Tecnología de fabricación: Indica el tamaño del elemento mas pequeño del chip. A mas pequeño mas componentes se pueden introducir. Se refiere al tamaño del transistor.</text:p>
        </text:list-item>
      </text:list>
      <text:p text:style-name="Standard"/>
      <text:p text:style-name="Standard"><text:soft-page-break/>VELOCIDAD DE TRANSFERENCIA – ANCHO DE BANDA</text:p>
      <text:p text:style-name="Standard"><text:tab/>Hace referencia a una banda de frecuencia que se expresa en Hz.</text:p>
      <text:p text:style-name="Standard">Velocidad de transferencia = Nº lineas de datos x Frecuencia reloj x Nº de datos por cada ciclo de reloj = bits/s<text:tab/></text:p>
      <text:p text:style-name="Standard">Frecuencia efectiva = Frecuencia reloj x Nº de datos por cada ciclo de reloj = Transacciones/s <text:line-break/></text:p>
      <text:p text:style-name="Standard">FRECUENCIA DE LAS SEÑALES DE RELOJ</text:p>
      <text:p text:style-name="Standard"><text:tab/>Viene determinada por dos factores: </text:p>
      <text:list xml:id="list184849934" text:style-name="L4">
        <text:list-item>
          <text:p text:style-name="P19">Frecuencia interna, la cantidad de ciclos que hace en un segundo. </text:p>
        </text:list-item>
        <text:list-item>
          <text:p text:style-name="P19">Frecuencia externa, la frecuencia a la que funciona la comunicación con el bus.</text:p>
        </text:list-item>
      </text:list>
      <text:p text:style-name="Standard"/>
      <text:p text:style-name="P7">FRONT SIDE BUS Y BACK SIDE BUS</text:p>
      <text:p text:style-name="Standard"><text:span text:style-name="Fuente_20_de_20_párrafo_20_predeter."><text:span text:style-name="T8"><text:tab/></text:span></text:span>Front Side Bus, conecta el micro con las placa mediante el Northbridge</text:p>
      <text:p text:style-name="Standard"><text:tab/>Back Side Bus, conecta la cache externa al micro, mas rápido que el FSB</text:p>
      <text:p text:style-name="Standard"/>
      <text:p text:style-name="Standard">FRECUENCIA – ANCHO DE BANDA</text:p>
      <text:p text:style-name="Standard"><text:tab/><text:tab/>El ancho de banda depende del tamaño del FSB, es decir, si es de 16, 32, 64 bits, su fecuencia de reloj y el numero de transferencias que se realiza por ciclo de reloj. El resultado se da en MB/s</text:p>
      <text:p text:style-name="Standard"/>
      <text:p text:style-name="Standard"><text:span text:style-name="Fuente_20_de_20_párrafo_20_predeter."><text:span text:style-name="T3">RISC, CISC Y ARM</text:span></text:span></text:p>
      <text:p text:style-name="Standard"/>
      <text:p text:style-name="Standard">ARQUITECTURA CISC<text:tab/><text:tab/></text:p>
      <text:p text:style-name="P9"><text:span text:style-name="Fuente_20_de_20_párrafo_20_predeter."><text:span text:style-name="T6"><text:tab/></text:span></text:span><text:span text:style-name="Fuente_20_de_20_párrafo_20_predeter."><text:span text:style-name="T10">Los micro CISC tienen un conjunto de instrucciones que se caracterizan por ser muy amplio y permitir operaciones complejas entre los operandos situados en la memoria o en los registros.</text:span></text:span></text:p>
      <text:p text:style-name="P9"><text:span text:style-name="Fuente_20_de_20_párrafo_20_predeter."><text:span text:style-name="T10"><text:tab/></text:span></text:span><text:span text:style-name="Fuente_20_de_20_párrafo_20_predeter."><text:span text:style-name="T2">Ventajas:</text:span></text:span></text:p>
      <text:list xml:id="list4242615636" text:style-name="L5">
        <text:list-item>
          <text:p text:style-name="P20">Reduce costos</text:p>
        </text:list-item>
        <text:list-item>
          <text:p text:style-name="P20">Reduce la dificultad de crear compiladores</text:p>
        </text:list-item>
        <text:list-item>
          <text:p text:style-name="P20">Facilidad de programación</text:p>
        </text:list-item>
      </text:list>
      <text:p text:style-name="P9"><text:span text:style-name="Fuente_20_de_20_párrafo_20_predeter."><text:span text:style-name="T10"><text:tab/></text:span></text:span><text:span text:style-name="Fuente_20_de_20_párrafo_20_predeter."><text:span text:style-name="T2">Desventajas:</text:span></text:span></text:p>
      <text:list xml:id="list712629637" text:style-name="L6">
        <text:list-item>
          <text:p text:style-name="P21">Complejidad del conjunto de instrucciones</text:p>
        </text:list-item>
        <text:list-item>
          <text:p text:style-name="P21">Las instrucciones de longitud variable reducen el rendimiento del sistema.</text:p>
        </text:list-item>
        <text:list-item>
          <text:p text:style-name="P21">Inclusión de instrucciones que raramente se usan.</text:p>
        </text:list-item>
      </text:list>
      <text:p text:style-name="P10"/>
      <text:p text:style-name="P10">ARQUITECTURA RISC</text:p>
      <text:p text:style-name="P10"><text:tab/>Es un tipo de diseño de CPU generalmente utilizado en micros con instrucciones de tamaño fijo y que solo las instrucciones de carga y almacenamiento acceden a la memoria de datos.</text:p>
      <text:p text:style-name="P9"><text:span text:style-name="Fuente_20_de_20_párrafo_20_predeter."><text:span text:style-name="T10"><text:tab/></text:span></text:span><text:span text:style-name="Fuente_20_de_20_párrafo_20_predeter."><text:span text:style-name="T2">Ventajas:</text:span></text:span></text:p>
      <text:list xml:id="list1894567069" text:style-name="L7">
        <text:list-item>
          <text:p text:style-name="P22">Mayor velocidad de instrucciones</text:p>
        </text:list-item>
        <text:list-item>
          <text:p text:style-name="P22">Aumento de paralelismo interno</text:p>
        </text:list-item>
        <text:list-item>
          <text:p text:style-name="P22">No amplian las funcionalidades permite el uso del chip para aplicaciones de bajo consumo energético o de tamaño limitado.</text:p>
        </text:list-item>
      </text:list>
      <text:p text:style-name="P9"><text:span text:style-name="Fuente_20_de_20_párrafo_20_predeter."><text:span text:style-name="T10"><text:tab/></text:span></text:span><text:span text:style-name="Fuente_20_de_20_párrafo_20_predeter."><text:span text:style-name="T2">Desventajas:</text:span></text:span></text:p>
      <text:list xml:id="list3091615048" text:style-name="L8">
        <text:list-item>
          <text:p text:style-name="P23">Mas difícil de programar </text:p>
        </text:list-item>
        <text:list-item>
          <text:p text:style-name="P23">Excesiva dependencia en la eficacia del compilador</text:p>
        </text:list-item>
        <text:list-item>
          <text:p text:style-name="P23">Se incrementa el tamaño del código.</text:p>
        </text:list-item>
      </text:list>
      <text:p text:style-name="P5"/>
      <text:p text:style-name="P5">ARQUITECTURA ARM</text:p>
      <text:p text:style-name="P10"><text:tab/>Es una arquitectura RISC de 32 bits, que con </text:p>
      <text:p text:style-name="P10"/>
      <text:p text:style-name="P10"/>
      <text:p text:style-name="P9"><text:soft-page-break/><text:span text:style-name="Fuente_20_de_20_párrafo_20_predeter."><text:span text:style-name="T4">BIOS Y UEFI</text:span></text:span></text:p>
      <text:p text:style-name="P10"><text:tab/></text:p>
      <text:p text:style-name="P10">BIOS</text:p>
      <text:p text:style-name="P10"><text:tab/>Basic Input/Output System (BIOS) es un conjunto de programas elementales grabados en un chip de la placa base, ROM que tiene como función principal iniciar los componentes y lanzar el sistema operativo. Lo primero que se carga es la BIOS de la tarjeta gráfica que facilita al equipo las instrucciones necesarias para usar la pantalla en el proceso de arranque.</text:p>
      <text:p text:style-name="P10"/>
      <text:p text:style-name="P10">SECUENCIA DE ARRANQUE</text:p>
      <text:list xml:id="list1212647609" text:style-name="L9">
        <text:list-item>
          <text:p text:style-name="P24">Chequear los componentes del hardware en el proceso llamado POST</text:p>
        </text:list-item>
        <text:list-item>
          <text:p text:style-name="P24">Iniciar la BIOS gráfica y mostrar la información de la tarjeta de video</text:p>
        </text:list-item>
        <text:list-item>
          <text:p text:style-name="P24">Mostrar indormacion propia</text:p>
        </text:list-item>
        <text:list-item>
          <text:p text:style-name="P24">Hacer prueba del sistema</text:p>
        </text:list-item>
        <text:list-item>
          <text:p text:style-name="P24">Comprobacion de los dispositivos conectados</text:p>
        </text:list-item>
        <text:list-item>
          <text:p text:style-name="P24">Se la BIOS soporta Plug and Play, configurar todo los dispositivos conectados</text:p>
        </text:list-item>
        <text:list-item>
          <text:p text:style-name="P35"><text:span text:style-name="Fuente_20_de_20_párrafo_20_predeter."><text:span text:style-name="T10">Al terminar la secuencia la BIOS muestra en pantalla un resumen de los datos y pasa el control a sistema operativo. </text:span></text:span></text:p>
        </text:list-item>
      </text:list>
      <text:p text:style-name="P10"/>
      <text:p text:style-name="P10">CONFIGURACION</text:p>
      <text:p text:style-name="P10"><text:tab/>Antiguamente la BIOS no se podía modificar. Hoy en dia se puede a través del setup de la BIOS. Esta unidad se conoce como la CMOS que es el lugar donde se almacena esta configuración. Esta se alimenta con una pila para no perder la información cuando se apague el dispositivo.</text:p>
      <text:p text:style-name="P10"/>
      <text:p text:style-name="P10">UEFI</text:p>
      <text:p text:style-name="P10"><text:tab/>Es una especificación que define la interfaz entre el sistema operativo y el firmaware. La es una versión mejorada de la BIOS, permitiendo 64 bits y añade un modo legacy que permite arrancarla en 32 bits perdiendo algunas funciones. Soporte de crear hasta 128 particciones por disco,soporta mas capacidad de almacenamiento, mas seguro, diseño modular y soporta capacidad de arranque desde unidades de almacenamiento de mas de 2 TB.</text:p>
      <text:p text:style-name="P10"/>
      <text:p text:style-name="P11">DUAL BIOS</text:p>
      <text:p text:style-name="P10"/>
      <text:p text:style-name="P10"><text:tab/>Consiste en tener dos BIOS de manera que una es la principal y la otra actua como respaldo. Cuando una falla, primero la de respaldo intenta repara la principal, sino es capaz se arranca desde la de respaldo y pasa a ser la principal. Este proceso es transparente para el usuario.</text:p>
      <text:p text:style-name="P10"/>
      <text:p text:style-name="P2">MEMORIAS</text:p>
      <text:p text:style-name="P10"><text:tab/>Nos referimos a la memoria RAM. Componente que se encarga de retener datos durante un intervalo de tiempo.</text:p>
      <text:p text:style-name="P10"><text:tab/></text:p>
      <text:p text:style-name="P10">CLASIFICACION DE MEMORIAS (VOLATILIDAD)</text:p>
      <text:p text:style-name="P10"><text:tab/>Caracteristicas:</text:p>
      <text:list xml:id="list903666320" text:style-name="L10">
        <text:list-item>
          <text:p text:style-name="P25">Volatilidad de la información</text:p>
        </text:list-item>
      </text:list>
      <text:list xml:id="list3361752439" text:style-name="L11">
        <text:list-item>
          <text:p text:style-name="P31">Volatil: REquierre de corriente eléctrica constante, almacenamiento a corto plazo, memorias cache registros y la RAM</text:p>
        </text:list-item>
        <text:list-item>
          <text:p text:style-name="P31">No Volatil: Almacena la información sin mantener la corriente, almacenamiento a largo plazo, discos duros, memorias flash, SSD, etc.</text:p>
        </text:list-item>
      </text:list>
      <text:p text:style-name="P32"/>
      <text:p text:style-name="P32"/>
      <text:p text:style-name="P32"/>
      <text:p text:style-name="P10"/>
      <text:p text:style-name="P10"/>
      <text:p text:style-name="P10"><text:soft-page-break/>CLASIFICACION DE MEMORIAS (REFRESCO DE LA INFORMACION)</text:p>
      <text:p text:style-name="P10"/>
      <text:list xml:id="list80604358553671" text:style-name="L10">
        <text:list-item>
          <text:p text:style-name="P25">Memoria dinámica: Compuesta de condesadores que van perdiendo su carga progresivamente. Baratas pero lentas.</text:p>
        </text:list-item>
        <text:list-item>
          <text:p text:style-name="P25">Memorias estáticas: Compuiestas de transistores, caras y mas rapidas.</text:p>
        </text:list-item>
      </text:list>
      <text:p text:style-name="P10"/>
      <text:p text:style-name="P10">CLASIFICACION DE MEMORIAS (TIPOS DE ACCESO)</text:p>
      <text:p text:style-name="P10"/>
      <text:list xml:id="list90722667219795" text:continue-numbering="true" text:style-name="L10">
        <text:list-item>
          <text:p text:style-name="P25">Acceso aleatorio: Significa que se puede acceder a cualquier localización de la memoria en cualquier momento en el mismo intervalo de tiempo.</text:p>
        </text:list-item>
        <text:list-item>
          <text:p text:style-name="P25">Acceso secuencial: Toma un determinado tiempo dependiendo de la unidad de información leida anteriormente. </text:p>
        </text:list-item>
      </text:list>
      <text:p text:style-name="P10"/>
      <text:p text:style-name="P10">CLASIFICACION DE MEMORIAS (MEDIOS Y TECNOLOGÍA)</text:p>
      <text:p text:style-name="P10"/>
      <text:list xml:id="list90723356765084" text:continue-numbering="true" text:style-name="L10">
        <text:list-item>
          <text:p text:style-name="P25">Memorias semiconductor: circuito integrado, acceso aleatorio, RAM, registros, cache…</text:p>
        </text:list-item>
        <text:list-item>
          <text:p text:style-name="P25">Memorias magnéticas: Acceso secuencial, usa una cabeza para leer y escribir, disquetes, cintas magnéticas, etc.</text:p>
        </text:list-item>
        <text:list-item>
          <text:p text:style-name="P25">Memoria óptica: Se graba la información usando agujeros minúsculos grabados con un laser en una superficie en forma de disco, no volátiles y de acceso secuencial, CD, DVD, Blue-ray.</text:p>
        </text:list-item>
      </text:list>
      <text:p text:style-name="P10"/>
      <text:p text:style-name="P10">CLASIFICACION DE MEMORIAS (CAMBIO DE INFORMACION)</text:p>
      <text:p text:style-name="P10"><text:tab/></text:p>
      <text:list xml:id="list3914700270" text:style-name="L12">
        <text:list-item>
          <text:p text:style-name="P26">Lectura / escritura: permite que la información se reescriba en cualquier momento</text:p>
        </text:list-item>
        <text:list-item>
          <text:p text:style-name="P26">Memorias de solo lectura, tienen la información almacenada en el momento de fabricarse o simplemente solo se escribe una vez.</text:p>
        </text:list-item>
      </text:list>
      <text:p text:style-name="P10"/>
      <text:p text:style-name="P10">MEMORIAS RAM</text:p>
      <text:p text:style-name="P10"/>
      <text:p text:style-name="P10"><text:tab/>Precisan de corriente eléctrica para almacenar los datos y de acceso aleatorio</text:p>
      <text:p text:style-name="P10"/>
      <text:p text:style-name="P10">TIPOS DE MEMORIAS RAM</text:p>
      <text:p text:style-name="P10"/>
      <text:p text:style-name="P10"><text:tab/>DIP, SIP</text:p>
      <text:p text:style-name="P10"><text:tab/>SIMM: Bus de 32 bits, se necesitaban dos modulos por los procesadores de 64, y existían dos tipos, EDO y FPM.</text:p>
      <text:p text:style-name="P9"><text:span text:style-name="Fuente_20_de_20_párrafo_20_predeter."><text:span text:style-name="T10"><text:tab/></text:span></text:span><text:span text:style-name="Fuente_20_de_20_párrafo_20_predeter."><text:span text:style-name="T9">DIMM: Bus de 64 bits, SDRAM (3,3 V), RDRAM, DDR (2,5 V), DDR2 (1,8), DDR3 (1,5), DDR4 (1,2), DDR5 (1,1).</text:span></text:span></text:p>
      <text:p text:style-name="P8"/>
      <text:p text:style-name="P8">PARAMETROS DE LA MEMORIA RAM</text:p>
      <text:list xml:id="list2887299442" text:style-name="L13">
        <text:list-item>
          <text:p text:style-name="P16">Capacidad</text:p>
        </text:list-item>
        <text:list-item>
          <text:p text:style-name="P16">Tiempo de acceso</text:p>
        </text:list-item>
        <text:list-item>
          <text:p text:style-name="P16">Tiempo de ciclo</text:p>
        </text:list-item>
        <text:list-item>
          <text:p text:style-name="P16">FFrecuencia</text:p>
        </text:list-item>
        <text:list-item>
          <text:p text:style-name="P16">Ancho de banda </text:p>
        </text:list-item>
        <text:list-item>
          <text:p text:style-name="P16">Latencia</text:p>
        </text:list-item>
        <text:list-item>
          <text:p text:style-name="P27">ECC: Capacidad de algunas memorias para reconocer errors internos.</text:p>
        </text:list-item>
        <text:list-item>
          <text:p text:style-name="P27">Buffered: Memoria inmediata que evita ciertos problemas que pueden aparecer con 4 modulos</text:p>
        </text:list-item>
        <text:list-item>
          <text:p text:style-name="P27"><text:soft-page-break/>Numero de canales</text:p>
        </text:list-item>
      </text:list>
      <text:p text:style-name="P10"/>
      <text:p text:style-name="P10">MEMORIAS ROM</text:p>
      <text:p text:style-name="P10"/>
      <text:p text:style-name="P10"><text:tab/>Son memorias de solo lectura. Existen 4 tipos, </text:p>
      <text:list xml:id="list4276828339" text:style-name="L14">
        <text:list-item>
          <text:p text:style-name="P33">ROM: Traen de fabrica una serie de datos que no se pueden modificas.</text:p>
        </text:list-item>
        <text:list-item>
          <text:p text:style-name="P33">PROM: Vienen vacias de fabrica y se pueden escribir en ellas pero esos datos ya no se poderan borrar.</text:p>
        </text:list-item>
        <text:list-item>
          <text:p text:style-name="P33">EPROM: Memorias en las que se pueden guardar datos con un grabador de memorias y para borrarlos hacen falta una luz ultravioleta.</text:p>
        </text:list-item>
        <text:list-item>
          <text:p text:style-name="P33">EEPROM: Son como las EPROM pero no hace aflta una luz ultravioleta para borrar los datos.</text:p>
        </text:list-item>
        <text:list-item>
          <text:p text:style-name="P33">Flash EEPROM: Son como las EEPROM pero con la posibilidad de que multiples posiciones de memoria sean modificadas al mismo tiempo.</text:p>
        </text:list-item>
      </text:list>
      <text:p text:style-name="P10"/>
      <text:p text:style-name="P2">ALMACENAMIENTO EXTERNO</text:p>
      <text:p text:style-name="P10"><text:tab/></text:p>
      <text:p text:style-name="P10">DISCOS DUROS</text:p>
      <text:p text:style-name="P10"><text:tab/></text:p>
      <text:p text:style-name="P10"><text:tab/>Es un medio de almacenamiento secundario que permite almacenar gran cantidad de información. Usa memoria no volátil y es mas lento. Usa un medio magnético para almacenar y su capacidad máxima hoy en dia es de 14 TB.</text:p>
      <text:p text:style-name="P10"/>
      <text:p text:style-name="P10">PARTES FISICAS DE UN HDD</text:p>
      <text:p text:style-name="P10"/>
      <text:list xml:id="list3549138781" text:style-name="L15">
        <text:list-item>
          <text:p text:style-name="P28">Pistas: Numeradas consecutivamente desde el inferior (0) hacia fuera.</text:p>
        </text:list-item>
        <text:list-item>
          <text:p text:style-name="P28">Tamaño</text:p>
        </text:list-item>
        <text:list-item>
          <text:p text:style-name="P28">Cabezas</text:p>
        </text:list-item>
        <text:list-item>
          <text:p text:style-name="P28">Eje</text:p>
        </text:list-item>
        <text:list-item>
          <text:p text:style-name="P28">Brazo</text:p>
        </text:list-item>
        <text:list-item>
          <text:p text:style-name="P28">Controladora de disco: Circuitos integrados que se encargan de gestionar el funcionamiento del disco.</text:p>
        </text:list-item>
      </text:list>
      <text:p text:style-name="P10"/>
      <text:p text:style-name="P10">PARTES LOGICAS DE UN HDD</text:p>
      <text:p text:style-name="P10"/>
      <text:list xml:id="list359616719" text:style-name="L16">
        <text:list-item>
          <text:p text:style-name="P29">Pistas: Anillos concéntricos</text:p>
        </text:list-item>
        <text:list-item>
          <text:p text:style-name="P29">Sectores: Segmentos en los que se dividen cada pìsta</text:p>
        </text:list-item>
        <text:list-item>
          <text:p text:style-name="P29">Cilindro: Pistas a las que accede simultáneamente el SO.</text:p>
        </text:list-item>
      </text:list>
      <text:p text:style-name="P10"/>
      <text:p text:style-name="P10">CARACTERISTICAS DE UN HDD</text:p>
      <text:p text:style-name="P10"/>
      <text:list xml:id="list2953151906" text:style-name="L17">
        <text:list-item>
          <text:p text:style-name="P30">Tiempo medio de acceso (TMA): El tiempo que tarda la cabeza en acceder a los datos</text:p>
        </text:list-item>
        <text:list-item>
          <text:p text:style-name="P30">Velocidad de rotación</text:p>
        </text:list-item>
        <text:list-item>
          <text:p text:style-name="P30">Tamaño del Buffer</text:p>
        </text:list-item>
        <text:list-item>
          <text:p text:style-name="P30">Velociadad de transferencia (MB/s): Cantidad de datos que un disco puede leer/escribir en un segundo</text:p>
        </text:list-item>
        <text:list-item>
          <text:p text:style-name="P30">MTBF: Tiempo medio entre errores.</text:p>
        </text:list-item>
        <text:list-item>
          <text:p text:style-name="P30">Tamaño físico</text:p>
        </text:list-item>
        <text:list-item>
          <text:p text:style-name="P30">Capacidad</text:p>
        </text:list-item>
        <text:list-item>
          <text:p text:style-name="P30">Interfaz: Medio utilizado para conectarse al disco: (IDE, SATA, SAS, SCSI).</text:p>
        </text:list-item>
      </text:list>
      <text:p text:style-name="P10"><text:soft-page-break/>GEOMETRIA DE UN HDD</text:p>
      <text:p text:style-name="P10"/>
      <text:p text:style-name="P10"><text:tab/>Geometria CHS: hace referencia al numero físico real de cabezas, cilidros y sectores, con estas variables se puede calcular la capacidad de un disco.</text:p>
      <text:p text:style-name="P9"><text:tab/> <text:s text:c="10"/>Capacidade = Cilindros * Cabezas * SectoresPista * TamañoSector</text:p>
      <text:p text:style-name="P10"/>
      <text:p text:style-name="P10"><text:tab/>Sistema LBA: Identidica todos los sectores de un disco mediante números consecutivos (método actual).</text:p>
      <text:p text:style-name="P9"><text:tab/> <text:s text:c="10"/>Capacidade = 512 * Nº sectores LBA</text:p>
      <text:p text:style-name="P9">NOTA: El FB es un nuevo tamaño de sector de 4 KB.</text:p>
      <text:p text:style-name="P10"><text:s/></text:p>
      <text:p text:style-name="P10">CONFIGURACION DE DISCOS IDE</text:p>
      <text:p text:style-name="P10"/>
      <text:p text:style-name="P10"><text:tab/>Se conecta a la placa mediante un cable plano de 40 pines. Si hay dos uno será el primario y optro el secundario. El disco de arranque siempre al primario. Una interfaz ide soporta un máximo de dos dispositivos IDE. Estan identificados como maestro y esclavo. Para eso se colocan unos jumpers en los sitios propios del disco. El cable usado tendrá tres conectores.</text:p>
      <text:p text:style-name="P10"/>
      <text:p text:style-name="P10">DISCOS SATA</text:p>
      <text:p text:style-name="P10"/>
      <text:p text:style-name="P10"><text:tab/>Los discos SATA son el estándar actual. Cada disco tiene su propio cable. Existen tres versiones, de 1.5 Gb/s, 3Gb/s y 6 Gb/s.</text:p>
      <text:p text:style-name="P10"><text:tab/></text:p>
      <text:p text:style-name="P11">DISCOS SCSI</text:p>
      <text:p text:style-name="P10"/>
      <text:p text:style-name="P10"><text:tab/>Requieren de un controlador extra ya que no sulen venir integrados en la placa base. Se pueden conectar hasta 7 o 15 a través de un único slot. Hacen menos uso del procesador y tienen diferentes conectores.</text:p>
      <text:p text:style-name="P10"/>
      <text:p text:style-name="P10">DISCOS SAS</text:p>
      <text:p text:style-name="P10"/>
      <text:p text:style-name="P10"><text:tab/>Son la evolución del SCSI, permiten hasta 128 dispositivos, comunicación de 3 Gb/s y soporta discos SATA</text:p>
      <text:p text:style-name="P10"/>
      <text:p text:style-name="P10">CONECTORES Y PROTOCOLOS</text:p>
      <text:p text:style-name="P10"/>
      <text:p text:style-name="P10"><text:tab/>Se cambia el tamaño estándar del sector de 512 Bytes a 4 KB incluytendo un protocolo AF para poder modificar el tamaño del sector.</text:p>
      <text:p text:style-name="P10"/>
      <text:p text:style-name="P10">SOLID STATE DISC (SSD)</text:p>
      <text:p text:style-name="P10"/>
      <text:p text:style-name="P10"><text:tab/>Usan memorias flash no volatín para almacenar los datos. Como ventajas son mas rapidos en todos los sentidos, menores consumos, ruido y tamaño y mas resistentes. Como desventajas, son mas caros y tienen menor tiempo de vida fiable.</text:p>
      <text:p text:style-name="P10"><text:tab/>Puede usar diferentes tipos de conectores (SATA, PCIex4, SATA Express o M2) y existen dos protocolos configurables desde la BIOS (AHCI y NVME)</text:p>
      <text:p text:style-name="P10"/>
      <text:p text:style-name="P10">DISCOS HIBRIDOS</text:p>
      <text:p text:style-name="P10"><text:tab/></text:p>
      <text:p text:style-name="P9"><text:span text:style-name="T10"><text:tab/>Combinan un dis HDD y un SDD y se les denominan SSHD. Sus características son que los platos pueden descansar, es mas fiable, mayor rendimiento que un disco HDD normal pero son mas car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meta:creation-date>2021-11-25T09:08:00Z</meta:creation-date>
    <dc:date>2021-12-01T09:07:22.265000000</dc:date>
    <meta:editing-cycles>28</meta:editing-cycles>
    <meta:editing-duration>PT12H5M37S</meta:editing-duration>
    <meta:document-statistic meta:table-count="0" meta:image-count="0" meta:object-count="0" meta:page-count="13" meta:paragraph-count="386" meta:word-count="4708" meta:character-count="28164" meta:non-whitespace-character-count="23773"/>
    <meta:template xlink:type="simple" xlink:actuate="onRequest" xlink:title="" xlink:href="Normal.dotm"/>
  </office:meta>
</office:document-meta>
</file>